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>
      <style:text-properties style:font-name="Times New Roman"/>
    </style:style>
    <style:style style:name="P5" style:parent-style-name="Normal" style:list-style-name="LFO1" style:family="paragraph">
      <style:text-properties style:font-name="Times New Roman"/>
    </style:style>
    <style:style style:name="P6" style:parent-style-name="Normal" style:list-style-name="LFO1" style:family="paragraph">
      <style:text-properties style:font-name="Times New Roman"/>
    </style:style>
    <style:style style:name="P7" style:parent-style-name="Normal" style:list-style-name="LFO1" style:family="paragraph">
      <style:text-properties style:font-name="Times New Roman"/>
    </style:style>
    <style:style style:name="P8" style:parent-style-name="Normal" style:list-style-name="LFO1" style:family="paragraph">
      <style:text-properties style:font-name="Times New Roman"/>
    </style:style>
    <style:style style:name="P9" style:parent-style-name="Normal" style:list-style-name="LFO1" style:family="paragraph">
      <style:text-properties style:font-name="Times New Roman"/>
    </style:style>
    <style:style style:name="P10" style:parent-style-name="Normal" style:list-style-name="LFO1" style:family="paragraph">
      <style:text-properties style:font-name="Times New Roman"/>
    </style:style>
    <style:style style:name="P11" style:parent-style-name="Textoindependiente" style:family="paragraph">
      <style:paragraph-properties fo:margin-top="0.0034in" fo:margin-left="0.5in">
        <style:tab-stops/>
      </style:paragraph-properties>
    </style:style>
    <style:style style:name="T12" style:parent-style-name="Fuentedepárrafopredeter." style:family="text">
      <style:text-properties fo:letter-spacing="-0.0076in"/>
    </style:style>
    <style:style style:name="T13" style:parent-style-name="Fuentedepárrafopredeter." style:family="text">
      <style:text-properties fo:letter-spacing="-0.0069in"/>
    </style:style>
    <style:style style:name="T14" style:parent-style-name="Fuentedepárrafopredeter." style:family="text">
      <style:text-properties fo:letter-spacing="-0.009in"/>
    </style:style>
    <style:style style:name="T15" style:parent-style-name="Fuentedepárrafopredeter." style:family="text">
      <style:text-properties fo:letter-spacing="-0.009in"/>
    </style:style>
    <style:style style:name="T16" style:parent-style-name="Fuentedepárrafopredeter." style:family="text">
      <style:text-properties fo:letter-spacing="-0.0083in"/>
    </style:style>
    <style:style style:name="T17" style:parent-style-name="Fuentedepárrafopredeter." style:family="text">
      <style:text-properties fo:letter-spacing="-0.0083in"/>
    </style:style>
    <style:style style:name="T18" style:parent-style-name="Fuentedepárrafopredeter." style:family="text">
      <style:text-properties fo:letter-spacing="-0.009in"/>
    </style:style>
    <style:style style:name="T19" style:parent-style-name="Fuentedepárrafopredeter." style:family="text">
      <style:text-properties fo:letter-spacing="-0.0083in"/>
    </style:style>
    <style:style style:name="T20" style:parent-style-name="Fuentedepárrafopredeter." style:family="text">
      <style:text-properties fo:letter-spacing="-0.0062in"/>
    </style:style>
    <style:style style:name="T21" style:parent-style-name="Fuentedepárrafopredeter." style:family="text">
      <style:text-properties fo:letter-spacing="-0.0069in"/>
    </style:style>
    <style:style style:name="T22" style:parent-style-name="Fuentedepárrafopredeter." style:family="text">
      <style:text-properties fo:letter-spacing="-0.0076in"/>
    </style:style>
    <style:style style:name="P23" style:parent-style-name="Normal" style:family="paragraph">
      <style:text-properties style:font-name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/>
    </style:style>
    <style:style style:name="P26" style:parent-style-name="Normal" style:list-style-name="LFO2" style:family="paragraph">
      <style:text-properties style:font-name="Times New Roman"/>
    </style:style>
    <style:style style:name="P27" style:parent-style-name="Normal" style:list-style-name="LFO2" style:family="paragraph">
      <style:text-properties style:font-name="Times New Roman"/>
    </style:style>
    <style:style style:name="P28" style:parent-style-name="Normal" style:list-style-name="LFO2" style:family="paragraph">
      <style:text-properties style:font-name="Times New Roman"/>
    </style:style>
    <style:style style:name="P29" style:parent-style-name="Normal" style:list-style-name="LFO2" style:family="paragraph">
      <style:text-properties style:font-name="Times New Roman"/>
    </style:style>
    <style:style style:name="P30" style:parent-style-name="Normal" style:list-style-name="LFO2" style:family="paragraph">
      <style:text-properties style:font-name="Times New Roman"/>
    </style:style>
    <style:style style:name="P31" style:parent-style-name="Textoindependiente" style:family="paragraph">
      <style:paragraph-properties fo:margin-top="0.0006in"/>
    </style:style>
    <style:style style:name="T32" style:parent-style-name="Fuentedepárrafopredeter." style:family="text">
      <style:text-properties fo:letter-spacing="0.0277in"/>
    </style:style>
    <style:style style:name="T33" style:parent-style-name="Fuentedepárrafopredeter." style:family="text">
      <style:text-properties fo:letter-spacing="0.0277in"/>
    </style:style>
    <style:style style:name="T34" style:parent-style-name="Fuentedepárrafopredeter." style:family="text">
      <style:text-properties fo:letter-spacing="0.0277in"/>
    </style:style>
    <style:style style:name="T35" style:parent-style-name="Fuentedepárrafopredeter." style:family="text">
      <style:text-properties fo:letter-spacing="0.0277in"/>
    </style:style>
    <style:style style:name="T36" style:parent-style-name="Fuentedepárrafopredeter." style:family="text">
      <style:text-properties fo:letter-spacing="0.0277in"/>
    </style:style>
    <style:style style:name="T37" style:parent-style-name="Fuentedepárrafopredeter." style:family="text">
      <style:text-properties fo:letter-spacing="0.0277in"/>
    </style:style>
    <style:style style:name="T38" style:parent-style-name="Fuentedepárrafopredeter." style:family="text">
      <style:text-properties fo:letter-spacing="0.0277in"/>
    </style:style>
    <style:style style:name="T39" style:parent-style-name="Fuentedepárrafopredeter." style:family="text">
      <style:text-properties fo:letter-spacing="0.0277in"/>
    </style:style>
    <style:style style:name="T40" style:parent-style-name="Fuentedepárrafopredeter." style:family="text">
      <style:text-properties fo:letter-spacing="0.0277in"/>
    </style:style>
    <style:style style:name="T41" style:parent-style-name="Fuentedepárrafopredeter." style:family="text">
      <style:text-properties fo:letter-spacing="0.0277in"/>
    </style:style>
    <style:style style:name="T42" style:parent-style-name="Fuentedepárrafopredeter." style:family="text">
      <style:text-properties fo:letter-spacing="-0.0013in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/>
    </style:style>
    <style:style style:name="P46" style:parent-style-name="Normal" style:list-style-name="LFO3" style:family="paragraph">
      <style:text-properties style:font-name="Times New Roman"/>
    </style:style>
    <style:style style:name="P47" style:parent-style-name="Normal" style:list-style-name="LFO3" style:family="paragraph">
      <style:text-properties style:font-name="Times New Roman"/>
    </style:style>
    <style:style style:name="P48" style:parent-style-name="Normal" style:list-style-name="LFO3" style:family="paragraph">
      <style:text-properties style:font-name="Times New Roman"/>
    </style:style>
    <style:style style:name="P49" style:parent-style-name="Normal" style:list-style-name="LFO3" style:family="paragraph"/>
    <style:style style:name="T50" style:parent-style-name="Fuentedepárrafopredeter." style:family="text">
      <style:text-properties style:font-name="Times New Roman"/>
    </style:style>
    <style:style style:name="T51" style:parent-style-name="Fuentedepárrafopredeter." style:family="text">
      <style:text-properties fo:letter-spacing="0.0555in"/>
    </style:style>
    <style:style style:name="T52" style:parent-style-name="Fuentedepárrafopredeter." style:family="text">
      <style:text-properties fo:letter-spacing="0.0548in"/>
    </style:style>
    <style:style style:name="T53" style:parent-style-name="Fuentedepárrafopredeter." style:family="text">
      <style:text-properties fo:letter-spacing="0.0541in"/>
    </style:style>
    <style:style style:name="T54" style:parent-style-name="Fuentedepárrafopredeter." style:family="text">
      <style:text-properties fo:letter-spacing="0.0555in"/>
    </style:style>
    <style:style style:name="T55" style:parent-style-name="Fuentedepárrafopredeter." style:family="text">
      <style:text-properties fo:letter-spacing="0.0555in"/>
    </style:style>
    <style:style style:name="T56" style:parent-style-name="Fuentedepárrafopredeter." style:family="text">
      <style:text-properties fo:letter-spacing="0.0548in"/>
    </style:style>
    <style:style style:name="T57" style:parent-style-name="Fuentedepárrafopredeter." style:family="text">
      <style:text-properties fo:letter-spacing="0.0548in"/>
    </style:style>
    <style:style style:name="T58" style:parent-style-name="Fuentedepárrafopredeter." style:family="text">
      <style:text-properties fo:letter-spacing="0.0555in"/>
    </style:style>
    <style:style style:name="T59" style:parent-style-name="Fuentedepárrafopredeter." style:family="text">
      <style:text-properties fo:letter-spacing="0.0548in"/>
    </style:style>
    <style:style style:name="T60" style:parent-style-name="Fuentedepárrafopredeter." style:family="text">
      <style:text-properties fo:letter-spacing="0.0541in"/>
    </style:style>
    <style:style style:name="P61" style:parent-style-name="Normal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/>
    </style:style>
    <style:style style:name="P63" style:parent-style-name="Normal" style:list-style-name="LFO4" style:family="paragraph">
      <style:text-properties style:font-name="Times New Roman"/>
    </style:style>
    <style:style style:name="P64" style:parent-style-name="Normal" style:list-style-name="LFO4" style:family="paragraph">
      <style:text-properties style:font-name="Times New Roman"/>
    </style:style>
    <style:style style:name="P65" style:parent-style-name="Normal" style:list-style-name="LFO4" style:family="paragraph">
      <style:text-properties style:font-name="Times New Roman"/>
    </style:style>
    <style:style style:name="P66" style:parent-style-name="Normal" style:list-style-name="LFO4" style:family="paragraph"/>
    <style:style style:name="T67" style:parent-style-name="Fuentedepárrafopredeter." style:family="text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/>
    </style:style>
    <style:style style:name="P71" style:parent-style-name="Normal" style:list-style-name="LFO5" style:family="paragraph">
      <style:text-properties style:font-name="Times New Roman"/>
    </style:style>
    <style:style style:name="P72" style:parent-style-name="Normal" style:list-style-name="LFO5" style:family="paragraph">
      <style:text-properties style:font-name="Times New Roman"/>
    </style:style>
    <style:style style:name="P73" style:parent-style-name="Normal" style:list-style-name="LFO5" style:family="paragraph">
      <style:text-properties style:font-name="Times New Roman"/>
    </style:style>
    <style:style style:name="P74" style:parent-style-name="Normal" style:list-style-name="LFO5" style:family="paragraph">
      <style:text-properties style:font-name="Times New Roman"/>
    </style:style>
    <style:style style:name="P75" style:parent-style-name="Normal" style:list-style-name="LFO5" style:family="paragraph">
      <style:text-properties style:font-name="Times New Roman"/>
    </style:style>
    <style:style style:name="P76" style:parent-style-name="Normal" style:family="paragraph">
      <style:text-properties style:font-name="Times New Roman" fo:font-weight="bold" style:font-weight-asian="bold" style:font-weight-complex="bold"/>
    </style:style>
    <style:style style:name="P77" style:parent-style-name="Normal" style:family="paragraph">
      <style:text-properties style:font-name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/>
    </style:style>
    <style:style style:name="P79" style:parent-style-name="Normal" style:list-style-name="LFO6" style:family="paragraph">
      <style:text-properties style:font-name="Times New Roman"/>
    </style:style>
    <style:style style:name="P80" style:parent-style-name="Normal" style:list-style-name="LFO6" style:family="paragraph">
      <style:text-properties style:font-name="Times New Roman"/>
    </style:style>
    <style:style style:name="P81" style:parent-style-name="Normal" style:list-style-name="LFO6" style:family="paragraph">
      <style:text-properties style:font-name="Times New Roman"/>
    </style:style>
    <style:style style:name="P82" style:parent-style-name="Normal" style:list-style-name="LFO6" style:family="paragraph">
      <style:text-properties style:font-name="Times New Roman"/>
    </style:style>
    <style:style style:name="P83" style:parent-style-name="Normal" style:list-style-name="LFO6" style:family="paragraph">
      <style:text-properties style:font-name="Times New Roman"/>
    </style:style>
    <style:style style:name="P84" style:parent-style-name="Normal" style:list-style-name="LFO6" style:family="paragraph"/>
    <style:style style:name="T85" style:parent-style-name="Fuentedepárrafopredeter." style:family="text">
      <style:text-properties style:font-name="Times New Roman"/>
    </style:style>
    <style:style style:name="T86" style:parent-style-name="Fuentedepárrafopredeter." style:family="text">
      <style:text-properties fo:letter-spacing="-0.0034in"/>
    </style:style>
    <style:style style:name="T87" style:parent-style-name="Fuentedepárrafopredeter." style:family="text">
      <style:text-properties fo:letter-spacing="-0.0034in"/>
    </style:style>
    <style:style style:name="T88" style:parent-style-name="Fuentedepárrafopredeter." style:family="text">
      <style:text-properties fo:letter-spacing="-0.0013in"/>
    </style:style>
    <style:style style:name="T89" style:parent-style-name="Fuentedepárrafopredeter." style:family="text">
      <style:text-properties fo:letter-spacing="-0.0041in"/>
    </style:style>
    <style:style style:name="T90" style:parent-style-name="Fuentedepárrafopredeter." style:family="text">
      <style:text-properties fo:letter-spacing="-0.0041in"/>
    </style:style>
    <style:style style:name="T91" style:parent-style-name="Fuentedepárrafopredeter." style:family="text">
      <style:text-properties fo:letter-spacing="-0.0048in"/>
    </style:style>
    <style:style style:name="T92" style:parent-style-name="Fuentedepárrafopredeter." style:family="text">
      <style:text-properties fo:letter-spacing="-0.0034in"/>
    </style:style>
    <style:style style:name="T93" style:parent-style-name="Fuentedepárrafopredeter." style:family="text">
      <style:text-properties fo:letter-spacing="-0.0041in"/>
    </style:style>
    <style:style style:name="T94" style:parent-style-name="Fuentedepárrafopredeter." style:family="text">
      <style:text-properties fo:letter-spacing="-0.0048in"/>
    </style:style>
    <style:style style:name="T95" style:parent-style-name="Fuentedepárrafopredeter." style:family="text">
      <style:text-properties fo:letter-spacing="-0.0027in"/>
    </style:style>
    <style:style style:name="T96" style:parent-style-name="Fuentedepárrafopredeter." style:family="text">
      <style:text-properties fo:letter-spacing="-0.0041in"/>
    </style:style>
    <style:style style:name="T97" style:parent-style-name="Fuentedepárrafopredeter." style:family="text">
      <style:text-properties fo:letter-spacing="-0.0034in"/>
    </style:style>
    <style:style style:name="T98" style:parent-style-name="Fuentedepárrafopredeter." style:family="text">
      <style:text-properties fo:letter-spacing="-0.0041in"/>
    </style:style>
    <style:style style:name="T99" style:parent-style-name="Fuentedepárrafopredeter." style:family="text">
      <style:text-properties fo:letter-spacing="-0.0013in"/>
    </style:style>
    <style:style style:name="P100" style:parent-style-name="Normal" style:family="paragraph">
      <style:text-properties style:font-name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 fo:font-weight="bold" style:font-weight-asian="bold" style:font-weight-complex="bold"/>
    </style:style>
    <style:style style:name="P102" style:parent-style-name="Normal" style:family="paragraph">
      <style:text-properties style:font-name="Times New Roman"/>
    </style:style>
    <style:style style:name="P103" style:parent-style-name="Normal" style:list-style-name="LFO7" style:family="paragraph">
      <style:text-properties style:font-name="Times New Roman"/>
    </style:style>
    <style:style style:name="P104" style:parent-style-name="Normal" style:list-style-name="LFO7" style:family="paragraph">
      <style:text-properties style:font-name="Times New Roman"/>
    </style:style>
    <style:style style:name="P105" style:parent-style-name="Normal" style:list-style-name="LFO7" style:family="paragraph">
      <style:text-properties style:font-name="Times New Roman"/>
    </style:style>
    <style:style style:name="P106" style:parent-style-name="Normal" style:list-style-name="LFO7" style:family="paragraph">
      <style:text-properties style:font-name="Times New Roman"/>
    </style:style>
    <style:style style:name="P107" style:parent-style-name="Normal" style:list-style-name="LFO7" style:family="paragraph">
      <style:text-properties style:font-name="Times New Roman"/>
    </style:style>
    <style:style style:name="P108" style:parent-style-name="Normal" style:list-style-name="LFO7" style:family="paragraph"/>
    <style:style style:name="T109" style:parent-style-name="Fuentedepárrafopredeter." style:family="text">
      <style:text-properties style:font-name="Times New Roman"/>
    </style:style>
    <style:style style:name="P110" style:parent-style-name="Textoindependiente" style:family="paragraph">
      <style:paragraph-properties fo:margin-top="0.0006in"/>
    </style:style>
    <style:style style:name="T111" style:parent-style-name="Fuentedepárrafopredeter." style:family="text">
      <style:text-properties fo:letter-spacing="0.0555in" style:text-scale="150%"/>
    </style:style>
    <style:style style:name="T112" style:parent-style-name="Fuentedepárrafopredeter." style:family="text">
      <style:text-properties fo:letter-spacing="0.0555in" style:text-scale="150%"/>
    </style:style>
    <style:style style:name="T113" style:parent-style-name="Fuentedepárrafopredeter." style:family="text">
      <style:text-properties fo:letter-spacing="0.0555in" style:text-scale="150%"/>
    </style:style>
    <style:style style:name="T114" style:parent-style-name="Fuentedepárrafopredeter." style:family="text">
      <style:text-properties fo:letter-spacing="0.0555in" style:text-scale="150%"/>
    </style:style>
    <style:style style:name="T115" style:parent-style-name="Fuentedepárrafopredeter." style:family="text">
      <style:text-properties fo:letter-spacing="0.0555in" style:text-scale="150%"/>
    </style:style>
    <style:style style:name="T116" style:parent-style-name="Fuentedepárrafopredeter." style:family="text">
      <style:text-properties fo:letter-spacing="0.0555in" style:text-scale="150%"/>
    </style:style>
    <style:style style:name="T117" style:parent-style-name="Fuentedepárrafopredeter." style:family="text">
      <style:text-properties fo:letter-spacing="0.0555in" style:text-scale="150%"/>
    </style:style>
    <style:style style:name="T118" style:parent-style-name="Fuentedepárrafopredeter." style:family="text">
      <style:text-properties fo:letter-spacing="0.0555in" style:text-scale="150%"/>
    </style:style>
    <style:style style:name="T119" style:parent-style-name="Fuentedepárrafopredeter." style:family="text">
      <style:text-properties fo:letter-spacing="0.0555in" style:text-scale="150%"/>
    </style:style>
    <style:style style:name="T120" style:parent-style-name="Fuentedepárrafopredeter." style:family="text">
      <style:text-properties fo:letter-spacing="0.0555in" style:text-scale="150%"/>
    </style:style>
    <style:style style:name="T121" style:parent-style-name="Fuentedepárrafopredeter." style:family="text">
      <style:text-properties fo:letter-spacing="0.0277in"/>
    </style:style>
    <style:style style:name="P122" style:parent-style-name="Normal" style:family="paragraph">
      <style:text-properties style:font-name="Times New Roman" fo:font-weight="bold" style:font-weight-asian="bold" style:font-weight-complex="bold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/>
    </style:style>
    <style:style style:name="P125" style:parent-style-name="Normal" style:list-style-name="LFO8" style:family="paragraph">
      <style:text-properties style:font-name="Times New Roman"/>
    </style:style>
    <style:style style:name="P126" style:parent-style-name="Normal" style:list-style-name="LFO8" style:family="paragraph">
      <style:text-properties style:font-name="Times New Roman"/>
    </style:style>
    <style:style style:name="P127" style:parent-style-name="Normal" style:list-style-name="LFO8" style:family="paragraph">
      <style:text-properties style:font-name="Times New Roman"/>
    </style:style>
    <style:style style:name="P128" style:parent-style-name="Normal" style:list-style-name="LFO8" style:family="paragraph">
      <style:text-properties style:font-name="Times New Roman"/>
    </style:style>
    <style:style style:name="P129" style:parent-style-name="Normal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  <style:style style:name="P131" style:parent-style-name="Normal" style:family="paragraph">
      <style:text-properties style:font-name="Times New Roman" fo:font-weight="bold" style:font-weight-asian="bold" style:font-weight-complex="bold"/>
    </style:style>
    <style:style style:name="P132" style:parent-style-name="Normal" style:family="paragraph">
      <style:text-properties style:font-name="Times New Roman"/>
    </style:style>
    <style:style style:name="P133" style:parent-style-name="Normal" style:list-style-name="LFO9" style:family="paragraph">
      <style:text-properties style:font-name="Times New Roman"/>
    </style:style>
    <style:style style:name="P134" style:parent-style-name="Normal" style:list-style-name="LFO9" style:family="paragraph">
      <style:text-properties style:font-name="Times New Roman"/>
    </style:style>
    <style:style style:name="P135" style:parent-style-name="Normal" style:list-style-name="LFO9" style:family="paragraph"/>
    <style:style style:name="T136" style:parent-style-name="Fuentedepárrafopredeter." style:family="text">
      <style:text-properties style:font-name="Times New Roman"/>
    </style:style>
    <style:style style:name="P137" style:parent-style-name="Normal" style:family="paragraph">
      <style:text-properties style:font-name="Times New Roman"/>
    </style:style>
    <style:style style:name="P138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139" style:parent-style-name="Normal" style:family="paragraph">
      <style:text-properties style:font-name="Times New Roman" fo:font-weight="bold" style:font-weight-asian="bold" style:font-weight-complex="bold"/>
    </style:style>
    <style:style style:name="T140" style:parent-style-name="Fuentedepárrafopredeter." style:family="text">
      <style:text-properties style:font-name="Times New Roman"/>
    </style:style>
    <style:style style:name="T141" style:parent-style-name="Fuentedepárrafopredeter." style:family="text">
      <style:text-properties style:font-name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 fo:font-weight="bold" style:font-weight-asian="bold" style:font-weight-complex="bold"/>
    </style:style>
    <style:style style:name="P143" style:parent-style-name="Normal" style:list-style-name="LFO12" style:family="paragraph">
      <style:text-properties style:font-name="Times New Roman"/>
    </style:style>
    <style:style style:name="P144" style:parent-style-name="Normal" style:list-style-name="LFO12" style:family="paragraph"/>
    <style:style style:name="T145" style:parent-style-name="Fuentedepárrafopredeter." style:family="text">
      <style:text-properties style:font-name="Times New Roman"/>
    </style:style>
    <style:style style:name="T146" style:parent-style-name="Fuentedepárrafopredeter." style:family="text">
      <style:text-properties style:font-name="Times New Roman" fo:font-weight="bold" style:font-weight-asian="bold" style:font-weight-complex="bold"/>
    </style:style>
    <style:style style:name="T147" style:parent-style-name="Fuentedepárrafopredeter." style:family="text">
      <style:text-properties style:font-name="Times New Roman"/>
    </style:style>
    <style:style style:name="P148" style:parent-style-name="Normal" style:list-style-name="LFO12" style:family="paragraph"/>
    <style:style style:name="T149" style:parent-style-name="Fuentedepárrafopredeter." style:family="text">
      <style:text-properties style:font-name="Times New Roman"/>
    </style:style>
    <style:style style:name="T150" style:parent-style-name="Fuentedepárrafopredeter." style:family="text">
      <style:text-properties style:font-name="Times New Roman" fo:font-weight="bold" style:font-weight-asian="bold" style:font-weight-complex="bold"/>
    </style:style>
    <style:style style:name="P15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152" style:parent-style-name="Normal" style:family="paragraph">
      <style:text-properties style:font-name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/>
    </style:style>
    <style:style style:name="T154" style:parent-style-name="Fuentedepárrafopredeter." style:family="text">
      <style:text-properties style:font-name="Times New Roman" fo:font-weight="bold" style:font-weight-asian="bold" style:font-weight-complex="bold"/>
    </style:style>
    <style:style style:name="T155" style:parent-style-name="Fuentedepárrafopredeter." style:family="text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list-style-name="LFO13" style:family="paragraph">
      <style:text-properties style:font-name="Times New Roman"/>
    </style:style>
    <style:style style:name="P158" style:parent-style-name="Normal" style:list-style-name="LFO13" style:family="paragraph">
      <style:text-properties style:font-name="Times New Roman"/>
    </style:style>
    <style:style style:name="P159" style:parent-style-name="Normal" style:list-style-name="LFO13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 fo:font-weight="bold" style:font-weight-asian="bold" style:font-weight-complex="bold"/>
    </style:style>
    <style:style style:name="T162" style:parent-style-name="Fuentedepárrafopredeter." style:family="text">
      <style:text-properties style:font-name="Times New Roman"/>
    </style:style>
    <style:style style:name="T163" style:parent-style-name="Fuentedepárrafopredeter." style:family="text">
      <style:text-properties style:font-name="Times New Roman" fo:font-weight="bold" style:font-weight-asian="bold" style:font-weight-complex="bold"/>
    </style:style>
    <style:style style:name="P164" style:parent-style-name="Normal" style:family="paragraph">
      <style:text-properties style:font-name="Times New Roman"/>
    </style:style>
    <style:style style:name="T165" style:parent-style-name="Fuentedepárrafopredeter." style:family="text">
      <style:text-properties style:font-name="Times New Roman"/>
    </style:style>
    <style:style style:name="T166" style:parent-style-name="Fuentedepárrafopredeter." style:family="text">
      <style:text-properties style:font-name="Times New Roman" fo:font-weight="bold" style:font-weight-asian="bold" style:font-weight-complex="bold"/>
    </style:style>
    <style:style style:name="P167" style:parent-style-name="Normal" style:family="paragraph">
      <style:text-properties style:font-name="Times New Roman" fo:font-weight="bold" style:font-weight-asian="bold" style:font-weight-complex="bold"/>
    </style:style>
    <style:style style:name="P168" style:parent-style-name="Párrafodelista" style:list-style-name="LFO14" style:family="paragraph">
      <style:text-properties style:font-name="Times New Roman"/>
    </style:style>
    <style:style style:name="P169" style:parent-style-name="Párrafodelista" style:list-style-name="LFO14" style:family="paragraph"/>
    <style:style style:name="T170" style:parent-style-name="Fuentedepárrafopredeter." style:family="text">
      <style:text-properties style:font-name="Times New Roman"/>
    </style:style>
    <style:style style:name="T171" style:parent-style-name="Fuentedepárrafopredeter." style:family="text">
      <style:text-properties style:font-name="Times New Roman" fo:font-weight="bold" style:font-weight-asian="bold" style:font-weight-complex="bold"/>
    </style:style>
    <style:style style:name="T172" style:parent-style-name="Fuentedepárrafopredeter." style:family="text">
      <style:text-properties style:font-name="Times New Roman"/>
    </style:style>
    <style:style style:name="P173" style:parent-style-name="Párrafodelista" style:list-style-name="LFO14" style:family="paragraph">
      <style:text-properties style:font-name="Times New Roman"/>
    </style:style>
    <style:style style:name="P174" style:parent-style-name="Normal" style:family="paragraph">
      <style:text-properties style:font-name="Times New Roman"/>
    </style:style>
    <style:style style:name="P175" style:parent-style-name="Normal" style:family="paragraph">
      <style:text-properties style:font-name="Times New Roman" fo:font-weight="bold" style:font-weight-asian="bold" style:font-weight-complex="bold"/>
    </style:style>
    <style:style style:name="T176" style:parent-style-name="Fuentedepárrafopredeter." style:family="text">
      <style:text-properties style:font-name="Times New Roman"/>
    </style:style>
    <style:style style:name="T177" style:parent-style-name="Fuentedepárrafopredeter." style:family="text">
      <style:text-properties style:font-name="Times New Roman" fo:font-weight="bold" style:font-weight-asian="bold" style:font-weight-complex="bold"/>
    </style:style>
    <style:style style:name="T178" style:parent-style-name="Fuentedepárrafopredeter." style:family="text">
      <style:text-properties style:font-name="Times New Roman"/>
    </style:style>
    <style:style style:name="T179" style:parent-style-name="Fuentedepárrafopredeter." style:family="text">
      <style:text-properties style:font-name="Times New Roman" fo:font-weight="bold" style:font-weight-asian="bold" style:font-weight-complex="bold"/>
    </style:style>
    <style:style style:name="T180" style:parent-style-name="Fuentedepárrafopredeter." style:family="text">
      <style:text-properties style:font-name="Times New Roman"/>
    </style:style>
    <style:style style:name="P181" style:parent-style-name="Normal" style:family="paragraph">
      <style:text-properties style:font-name="Times New Roman"/>
    </style:style>
    <style:style style:name="P182" style:parent-style-name="Normal" style:family="paragraph">
      <style:text-properties style:font-name="Times New Roman" fo:font-weight="bold" style:font-weight-asian="bold" style:font-weight-complex="bold"/>
    </style:style>
    <style:style style:name="T183" style:parent-style-name="Fuentedepárrafopredeter." style:family="text">
      <style:text-properties style:font-name="Times New Roman"/>
    </style:style>
    <style:style style:name="T184" style:parent-style-name="Fuentedepárrafopredeter." style:family="text">
      <style:text-properties style:font-name="Times New Roman" fo:font-weight="bold" style:font-weight-asian="bold" style:font-weight-complex="bold"/>
    </style:style>
    <style:style style:name="P185" style:parent-style-name="Normal" style:family="paragraph">
      <style:text-properties style:font-name="Times New Roman" fo:font-weight="bold" style:font-weight-asian="bold" style:font-weight-complex="bold"/>
    </style:style>
    <style:style style:name="P186" style:parent-style-name="Párrafodelista" style:list-style-name="LFO17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187" style:parent-style-name="NormalWeb" style:list-style-name="LFO17" style:family="paragraph">
      <style:paragraph-properties fo:margin-left="0.4923in" fo:text-indent="-0.1965in">
        <style:tab-stops/>
      </style:paragraph-properties>
    </style:style>
    <style:style style:name="P188" style:parent-style-name="NormalWeb" style:list-style-name="LFO17" style:family="paragraph">
      <style:paragraph-properties fo:margin-left="0.4923in" fo:text-indent="-0.1965in">
        <style:tab-stops/>
      </style:paragraph-properties>
    </style:style>
    <style:style style:name="T189" style:parent-style-name="Énfasis" style:family="text">
      <style:text-properties fo:font-style="normal" style:font-style-asian="normal" style:font-style-complex="normal"/>
    </style:style>
    <style:style style:name="T190" style:parent-style-name="Textoennegrita" style:family="text">
      <style:text-properties fo:font-weight="bold" style:font-weight-asian="bold" style:font-weight-complex="normal"/>
    </style:style>
    <style:style style:name="T191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192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193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194" style:parent-style-name="Normal" style:family="paragraph">
      <style:text-properties style:font-name="Times New Roman" fo:font-weight="bold" style:font-weight-asian="bold" style:font-weight-complex="bold"/>
    </style:style>
    <style:style style:name="P195" style:parent-style-name="Normal" style:list-style-name="LFO16" style:family="paragraph">
      <style:text-properties style:font-name="Times New Roman"/>
    </style:style>
    <style:style style:name="P196" style:parent-style-name="Normal" style:list-style-name="LFO16" style:family="paragraph">
      <style:text-properties style:font-name="Times New Roman"/>
    </style:style>
    <style:style style:name="P197" style:parent-style-name="Normal" style:family="paragraph">
      <style:text-properties style:font-name="Times New Roman"/>
    </style:style>
    <style:style style:name="P198" style:parent-style-name="Normal" style:family="paragraph">
      <style:text-properties style:font-name="Times New Roman"/>
    </style:style>
    <style:style style:name="P199" style:parent-style-name="Normal" style:family="paragraph">
      <style:text-properties style:font-name="Times New Roman"/>
    </style:style>
    <style:style style:name="P200" style:parent-style-name="Normal" style:family="paragraph">
      <style:text-properties style:font-name="Times New Roman" fo:font-weight="bold" style:font-weight-asian="bold" style:font-weight-complex="bold"/>
    </style:style>
    <style:style style:name="P201" style:parent-style-name="Normal" style:family="paragraph">
      <style:text-properties style:font-name="Times New Roman"/>
    </style:style>
    <style:style style:name="P202" style:parent-style-name="Normal" style:family="paragraph">
      <style:text-properties style:font-name="Times New Roman"/>
    </style:style>
    <style:style style:name="P203" style:parent-style-name="Normal" style:family="paragraph">
      <style:text-properties style:font-name="Times New Roman"/>
    </style:style>
  </office:automatic-styles>
  <office:body>
    <office:text text:use-soft-page-breaks="true">
      <text:p text:style-name="P1">1.Entidades principales</text:p>
      <text:p text:style-name="P2">Usuario</text:p>
      <text:p text:style-name="P3">Atributos:</text:p>
      <text:list text:style-name="LFO1" text:continue-numbering="true">
        <text:list-item>
          <text:p text:style-name="P4">ID_Usuario<text:s/></text:p>
        </text:list-item>
        <text:list-item>
          <text:p text:style-name="P5">ID_Entidad<text:s/></text:p>
        </text:list-item>
        <text:list-item>
          <text:p text:style-name="P6">Nombre</text:p>
        </text:list-item>
        <text:list-item>
          <text:p text:style-name="P7">Fecha_De_Nacimiento</text:p>
        </text:list-item>
        <text:list-item>
          <text:p text:style-name="P8">Email</text:p>
        </text:list-item>
        <text:list-item>
          <text:p text:style-name="P9">Contraseña</text:p>
        </text:list-item>
        <text:list-item>
          <text:p text:style-name="P10">Fecha_De_Registro</text:p>
        </text:list-item>
      </text:list>
      <text:p text:style-name="P11"/>
      <text:p text:style-name="Textoindependiente">Descripción:<text:span text:style-name="T12"><text:s/></text:span>Representa<text:span text:style-name="T13"><text:s/></text:span>a<text:span text:style-name="T14"><text:s/></text:span>cada<text:span text:style-name="T15"><text:s/></text:span>estudiante<text:span text:style-name="T16"><text:s/></text:span>dentro<text:span text:style-name="T17"><text:s/></text:span>de<text:span text:style-name="T18"><text:s/></text:span>la<text:span text:style-name="T19"><text:s/></text:span>aplicación.<text:span text:style-name="T20"><text:s/></text:span>Incluye<text:span text:style-name="T21"><text:s/></text:span>datos<text:span text:style-name="T22"><text:s/></text:span>mínimos necesarios para identificar al usuario y proteger su cuenta.</text:p>
      <text:p text:style-name="P23"/>
      <text:p text:style-name="P24">Calendario</text:p>
      <text:p text:style-name="P25">Atributos:</text:p>
      <text:list text:style-name="LFO2" text:continue-numbering="true">
        <text:list-item>
          <text:p text:style-name="P26">ID_Calendario<text:s/></text:p>
        </text:list-item>
        <text:list-item>
          <text:p text:style-name="P27">ID_Usuario<text:s/></text:p>
        </text:list-item>
        <text:list-item>
          <text:p text:style-name="P28">Fecha_Evento</text:p>
        </text:list-item>
        <text:list-item>
          <text:p text:style-name="P29">Tipo_De_Evento</text:p>
        </text:list-item>
        <text:list-item>
          <text:p text:style-name="P30">Descripcion_Evento</text:p>
        </text:list-item>
      </text:list>
      <text:p text:style-name="P31">Descripción:<text:span text:style-name="T32"><text:s/></text:span>Permite<text:span text:style-name="T33"><text:s/></text:span>gestionar<text:span text:style-name="T34"><text:s/></text:span>las<text:span text:style-name="T35"><text:s/></text:span>tareas<text:span text:style-name="T36"><text:s/></text:span>académicas<text:span text:style-name="T37"><text:s/></text:span>del<text:span text:style-name="T38"><text:s/></text:span>usuario<text:span text:style-name="T39"><text:s/></text:span>y<text:span text:style-name="T40"><text:s/></text:span>los<text:span text:style-name="T41"><text:s/></text:span>recordatorios<text:s/><text:span text:style-name="T42">automáticos.</text:span></text:p>
      <text:p text:style-name="P43"/>
      <text:p text:style-name="P44">TecnicaEstudio</text:p>
      <text:p text:style-name="P45">Atributos:</text:p>
      <text:list text:style-name="LFO3" text:continue-numbering="true">
        <text:list-item>
          <text:p text:style-name="P46">ID_Tecnica<text:s/></text:p>
        </text:list-item>
        <text:list-item>
          <text:p text:style-name="P47">Nombre_Tecnica</text:p>
        </text:list-item>
        <text:list-item>
          <text:p text:style-name="P48">Descripcion_TecnicaEstudio</text:p>
        </text:list-item>
        <text:list-item>
          <text:p text:style-name="P49"><text:span text:style-name="T50">Tipo_TecnicaEstudio</text:span></text:p>
        </text:list-item>
      </text:list>
      <text:p text:style-name="Textoindependiente">Descripción:<text:span text:style-name="T51"><text:s/></text:span>Conjunto<text:span text:style-name="T52"><text:s/></text:span>de<text:span text:style-name="T53"><text:s/></text:span>técnicas<text:span text:style-name="T54"><text:s/></text:span>sugeridas<text:span text:style-name="T55"><text:s/></text:span>por<text:span text:style-name="T56"><text:s/></text:span>la<text:span text:style-name="T57"><text:s/></text:span>aplicación,<text:span text:style-name="T58"><text:s/></text:span>útiles<text:span text:style-name="T59"><text:s/></text:span>para<text:span text:style-name="T60"><text:s/></text:span>generar recomendaciones personalizadas.</text:p>
      <text:soft-page-break/>
      <text:p text:style-name="P61">MetodoEstudio</text:p>
      <text:p text:style-name="P62">Atributos:</text:p>
      <text:list text:style-name="LFO4" text:continue-numbering="true">
        <text:list-item>
          <text:p text:style-name="P63">ID_Metodo</text:p>
        </text:list-item>
        <text:list-item>
          <text:p text:style-name="P64">Nombre_Metodo</text:p>
        </text:list-item>
        <text:list-item>
          <text:p text:style-name="P65">Descripcion_Metodo</text:p>
        </text:list-item>
        <text:list-item>
          <text:p text:style-name="P66"><text:span text:style-name="T67">Categoria</text:span></text:p>
        </text:list-item>
      </text:list>
      <text:p text:style-name="P68">Descripción: Conjunto de métodos sugeridos por la aplicación. Se asignan a estudiantes dependiendo de la asignatura y sus preferencias.</text:p>
      <text:p text:style-name="P69">Recomendacion</text:p>
      <text:p text:style-name="P70">Atributos:</text:p>
      <text:list text:style-name="LFO5" text:continue-numbering="true">
        <text:list-item>
          <text:p text:style-name="P71">ID_Recomendacion<text:s/></text:p>
        </text:list-item>
        <text:list-item>
          <text:p text:style-name="P72">ID_Usuario<text:s/></text:p>
        </text:list-item>
        <text:list-item>
          <text:p text:style-name="P73">ID_Tecnica<text:s/></text:p>
        </text:list-item>
        <text:list-item>
          <text:p text:style-name="P74">Fecha_Recomendacion</text:p>
        </text:list-item>
        <text:list-item>
          <text:p text:style-name="P75">Efectividad</text:p>
        </text:list-item>
      </text:list>
      <text:p text:style-name="Normal">Descripción: Registra qué técnica se recomienda a cada usuario y cómo ha funcionado en la práctica.</text:p>
      <text:p text:style-name="P76"/>
      <text:p text:style-name="P77">ArchivoEstudio</text:p>
      <text:p text:style-name="P78">Atributos:</text:p>
      <text:list text:style-name="LFO6" text:continue-numbering="true">
        <text:list-item>
          <text:p text:style-name="P79">ID_Archivo<text:s/></text:p>
        </text:list-item>
        <text:list-item>
          <text:p text:style-name="P80">ID_Usuario<text:s/></text:p>
        </text:list-item>
        <text:list-item>
          <text:p text:style-name="P81">Tipo_De_Archivo</text:p>
        </text:list-item>
        <text:list-item>
          <text:p text:style-name="P82">Nombre_Archivo</text:p>
        </text:list-item>
        <text:list-item>
          <text:p text:style-name="P83">Ruta_De_Almacenamiento</text:p>
        </text:list-item>
        <text:list-item>
          <text:p text:style-name="P84"><text:span text:style-name="T85">Fecha_De_Subida</text:span></text:p>
        </text:list-item>
      </text:list>
      <text:p text:style-name="Textoindependiente">Descripción:<text:span text:style-name="T86"><text:s/></text:span>Material<text:span text:style-name="T87"><text:s/></text:span>de<text:span text:style-name="T88"><text:s/></text:span>estudio<text:span text:style-name="T89"><text:s/></text:span>subido<text:span text:style-name="T90"><text:s/></text:span>por<text:span text:style-name="T91"><text:s/></text:span>el<text:span text:style-name="T92"><text:s/></text:span>usuario.<text:span text:style-name="T93"><text:s/></text:span>Se<text:span text:style-name="T94"><text:s/></text:span>almacena<text:span text:style-name="T95"><text:s/></text:span>en<text:span text:style-name="T96"><text:s/></text:span>espacios<text:span text:style-name="T97"><text:s/></text:span>seguros<text:span text:style-name="T98"><text:s/></text:span>y<text:s/><text:span text:style-name="T99">cifrados.</text:span></text:p>
      <text:p text:style-name="P100"/>
      <text:p text:style-name="P101">MetricasEstudio</text:p>
      <text:p text:style-name="P102">Atributos:</text:p>
      <text:soft-page-break/>
      <text:list text:style-name="LFO7" text:continue-numbering="true">
        <text:list-item>
          <text:p text:style-name="P103">ID_Metrica<text:s/></text:p>
        </text:list-item>
        <text:list-item>
          <text:p text:style-name="P104">ID_Usuario<text:s/></text:p>
        </text:list-item>
        <text:list-item>
          <text:p text:style-name="P105">Horas_De_Estudio</text:p>
        </text:list-item>
        <text:list-item>
          <text:p text:style-name="P106">Tiempo_De_Concentración</text:p>
        </text:list-item>
        <text:list-item>
          <text:p text:style-name="P107">Uso_De_Tecnicas</text:p>
        </text:list-item>
        <text:list-item>
          <text:p text:style-name="P108"><text:span text:style-name="T109">Fecha_Registro</text:span></text:p>
        </text:list-item>
      </text:list>
      <text:p text:style-name="P110">Descripción:<text:span text:style-name="T111"><text:s/></text:span>Representa<text:span text:style-name="T112"><text:s/></text:span>las<text:span text:style-name="T113"><text:s/></text:span>estadísticas<text:span text:style-name="T114"><text:s/></text:span>que<text:span text:style-name="T115"><text:s/></text:span>usa<text:span text:style-name="T116"><text:s/></text:span>la<text:span text:style-name="T117"><text:s/></text:span>app<text:span text:style-name="T118"><text:s/></text:span>para<text:span text:style-name="T119"><text:s/></text:span>personalizar<text:span text:style-name="T120"><text:s/></text:span>las<text:span text:style-name="T121"><text:s/></text:span>recomendaciones y mostrar progreso.</text:p>
      <text:p text:style-name="P122"/>
      <text:p text:style-name="P123">Entidad / Organismo</text:p>
      <text:p text:style-name="P124">Atributos:</text:p>
      <text:list text:style-name="LFO8" text:continue-numbering="true">
        <text:list-item>
          <text:p text:style-name="P125">ID_Entidad<text:s/></text:p>
        </text:list-item>
        <text:list-item>
          <text:p text:style-name="P126">Nombre_Entidad</text:p>
        </text:list-item>
        <text:list-item>
          <text:p text:style-name="P127">Tipo</text:p>
        </text:list-item>
        <text:list-item>
          <text:p text:style-name="P128">Ubicacion</text:p>
        </text:list-item>
      </text:list>
      <text:p text:style-name="P129">Descripción: Centro educativo, institución, organismo o academia a la que pertenece el estudiante. Sirve para organizar usuarios por colegios,institutos, universidad, etc.</text:p>
      <text:p text:style-name="P130"/>
      <text:p text:style-name="P131">Asignatura</text:p>
      <text:p text:style-name="P132">Atributos:</text:p>
      <text:list text:style-name="LFO9" text:continue-numbering="true">
        <text:list-item>
          <text:p text:style-name="P133">ID_Asignatura<text:s/></text:p>
        </text:list-item>
        <text:list-item>
          <text:p text:style-name="P134">ID_Entidad<text:s/></text:p>
        </text:list-item>
        <text:list-item>
          <text:p text:style-name="P135"><text:span text:style-name="T136">Nombre_Asignatura</text:span></text:p>
        </text:list-item>
      </text:list>
      <text:p text:style-name="P137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soft-page-break/>
      <text:h text:style-name="Título1" text:outline-level="1">2.Relaciones en MongoDB<text:s/></text:h>
      <text:p text:style-name="P138"><text:tab/></text:p>
      <text:p text:style-name="P139">Usuario — Entidad</text:p>
      <text:p text:style-name="Normal"><text:span text:style-name="T140">Tipo de relación: (</text:span><text:span text:style-name="T141">N : 1)</text:span></text:p>
      <text:p text:style-name="P142">Explicación (MongoDB):</text:p>
      <text:list text:style-name="LFO12" text:continue-numbering="true">
        <text:list-item>
          <text:p text:style-name="P143">Muchos usuarios pueden pertenecer a la misma entidad.</text:p>
        </text:list-item>
        <text:list-item>
          <text:p text:style-name="P144"><text:span text:style-name="T145">Cada usuario guarda<text:s/></text:span><text:span text:style-name="T146">solo el ID de la entidad</text:span><text:span text:style-name="T147">.</text:span></text:p>
        </text:list-item>
        <text:list-item>
          <text:p text:style-name="P148"><text:span text:style-name="T149">No se usa una "tabla intermedia" porque<text:s/></text:span><text:span text:style-name="T150">MongoDB no lo necesita.</text:span></text:p>
        </text:list-item>
      </text:list>
      <text:p text:style-name="P151"/>
      <text:p text:style-name="P152">Entidad — Asignatura</text:p>
      <text:p text:style-name="Normal"><text:span text:style-name="T153">Tipo de relación: (</text:span><text:span text:style-name="T154">1 : N)</text:span><text:span text:style-name="T155"><text:line-break/>(Una Entidad imparte muchas Asignaturas)</text:span></text:p>
      <text:p text:style-name="P156">Explicación (MongoDB):</text:p>
      <text:list text:style-name="LFO13" text:continue-numbering="true">
        <text:list-item>
          <text:p text:style-name="P157">Una entidad ofrece muchas asignaturas.</text:p>
        </text:list-item>
        <text:list-item>
          <text:p text:style-name="P158">Cada asignatura solo referencia la entidad.</text:p>
        </text:list-item>
        <text:list-item>
          <text:p text:style-name="P159">No se embeben asignaturas dentro de entidad porque pueden ser cientos.</text:p>
        </text:list-item>
      </text:list>
      <text:p text:style-name="P160"/>
      <text:p text:style-name="P161">Usuario — Asignatura</text:p>
      <text:p text:style-name="Normal"><text:span text:style-name="T162">Tipo de relación:</text:span><text:span text:style-name="T163"><text:s/>(N : M)</text:span></text:p>
      <text:p text:style-name="P164">Un usuario puede matricularse en muchas asignaturas.<text:line-break/>Una asignatura puede tener muchos usuarios matriculados.</text:p>
      <text:p text:style-name="Normal"><text:span text:style-name="T165">En MongoDB se representa con<text:s/></text:span><text:span text:style-name="T166">un array dentro del Usuario</text:span></text:p>
      <text:p text:style-name="P167">Explicación (MongoDB):</text:p>
      <text:list text:style-name="LFO14" text:continue-numbering="true">
        <text:list-item>
          <text:p text:style-name="P168">Un usuario puede tener varias asignaturas → se ponen en un array.</text:p>
        </text:list-item>
        <text:list-item>
          <text:p text:style-name="P169"><text:span text:style-name="T170">Una asignatura tiene varios usuarios →<text:s/></text:span><text:span text:style-name="T171">MongoDB no necesita representarlo</text:span><text:span text:style-name="T172">.</text:span></text:p>
        </text:list-item>
        <text:list-item>
          <text:p text:style-name="P173">No se usa tabla intermedia</text:p>
        </text:list-item>
      </text:list>
      <text:p text:style-name="P174"/>
      <text:p text:style-name="P175">Asignatura — MetodoEstudio</text:p>
      <text:p text:style-name="Normal"><text:span text:style-name="T176">Tipo de relación:</text:span><text:span text:style-name="T177"><text:s/>(N : M)</text:span></text:p>
      <text:p text:style-name="Normal"><text:span text:style-name="T178">La relación se gestiona<text:s/></text:span><text:span text:style-name="T179">cuando el usuario recibe un método</text:span><text:span text:style-name="T180">, no antes.</text:span></text:p>
      <text:p text:style-name="P181"/>
      <text:p text:style-name="P182">Usuario — MetodoEstudio (por asignatura)</text:p>
      <text:p text:style-name="Normal"><text:span text:style-name="T183">Tipo de relación:</text:span><text:span text:style-name="T184"><text:s/>( N : M)</text:span></text:p>
      <text:p text:style-name="P185">Explicación (MongoDB):</text:p>
      <text:list text:style-name="LFO17" text:continue-numbering="true">
        <text:list-item>
          <text:p text:style-name="P186">Un usuario puede tener muchos métodos.</text:p>
        </text:list-item>
        <text:list-item>
          <text:p text:style-name="P187"><text:s/>Cada asignatura puede estar asociada a diferentes métodos dependiendo del perfil del usuario.</text:p>
        </text:list-item>
        <text:list-item>
          <text:p text:style-name="P188">No es que el método dependa de la asignatura, sino que la combinación<text:s/><text:span text:style-name="T189">Usuario + Asignatura</text:span><text:s/>determina qué métodos se recomiendan, es decir, el<text:s/>perfil del usuario dentro de esa asignatura concreta</text:p>
        </text:list-item>
      </text:list>
      <text:h text:style-name="Título1" text:outline-level="1"><text:span text:style-name="T190">Usuario — Calendario</text:span></text:h>
      <text:h text:style-name="Título3" text:outline-level="3"><text:span text:style-name="T191">Tipo de relación:</text:span><text:span text:style-name="T192"><text:s/></text:span><text:span text:style-name="T193">(1 : N)</text:span></text:h>
      <text:p text:style-name="P194">Explicación (MongoDB):</text:p>
      <text:list text:style-name="LFO16" text:continue-numbering="true">
        <text:list-item>
          <text:p text:style-name="P195">Un usuario puede tener muchos eventos en su calendario.</text:p>
        </text:list-item>
        <text:list-item>
          <text:p text:style-name="P196">Se usa referencia por ID.</text:p>
        </text:list-item>
      </text:list>
      <text:p text:style-name="P197"/>
      <text:h text:style-name="Título1" text:outline-level="1">3.Implementación en MongoDB</text:h>
      <text:p text:style-name="Normal"/>
      <text:p text:style-name="P198"/>
      <text:p text:style-name="Normal"/>
      <text:p text:style-name="P199"/>
      <text:p text:style-name="P200"/>
      <text:p text:style-name="P201"/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2T07:25:00Z</meta:creation-date>
    <dc:date>2025-12-02T13:25:00Z</dc:date>
    <meta:template xlink:href="Normal.dotm" xlink:type="simple"/>
    <meta:editing-cycles>3</meta:editing-cycles>
    <meta:editing-duration>PT9000S</meta:editing-duration>
    <meta:document-statistic meta:page-count="5" meta:paragraph-count="7" meta:word-count="569" meta:character-count="3697" meta:row-count="26" meta:non-whitespace-character-count="3135"/>
  </office:meta>
</office:document-meta>
</file>